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50c" officeooo:paragraph-rsid="0013850c"/>
    </style:style>
    <style:style style:name="P2" style:family="paragraph" style:parent-style-name="Standard">
      <style:paragraph-properties fo:break-before="page"/>
      <style:text-properties officeooo:rsid="0013850c" officeooo:paragraph-rsid="00138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i di funzionamento componenti dei vari Block diagrams</text:p>
      <text:p text:style-name="P1"/>
      <text:p text:style-name="P1">Si faccia riferimento al file nominato “diagrammi a blocchi.odg”</text:p>
      <text:p text:style-name="P1"/>
      <text:p text:style-name="P1"/>
      <text:p text:style-name="P1"/>
      <text:p text:style-name="P2">Parte 1: Schema 3 (espanso del controller di luminosità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23:11:04.903000000</meta:creation-date>
    <dc:date>2024-02-27T23:15:15.011000000</dc:date>
    <meta:editing-duration>PT4M10S</meta:editing-duration>
    <meta:editing-cycles>1</meta:editing-cycles>
    <meta:document-statistic meta:table-count="0" meta:image-count="0" meta:object-count="0" meta:page-count="2" meta:paragraph-count="3" meta:word-count="26" meta:character-count="181" meta:non-whitespace-character-count="158"/>
    <meta:generator>LibreOffice/7.6.4.1$Windows_X86_64 LibreOffice_project/e19e193f88cd6c0525a17fb7a176ed8e6a3e2aa1</meta:generator>
  </office:meta>
</office:document-meta>
</file>